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esting documen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kanksha Agarwal - UKRI INNOVATEUK</meta:initial-creator>
    <dc:creator>Akanksha Agarwal - UKRI INNOVATEUK</dc:creator>
    <meta:creation-date>2020-04-29T09:24:00Z</meta:creation-date>
    <dc:date>2020-04-29T09:24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7" meta:row-count="1" meta:non-whitespace-character-count="16"/>
  </office:meta>
</office:document-meta>
</file>